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56b" officeooo:paragraph-rsid="001e0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) btn --- Update Project <text:s text:c="2"/></text:p>
      <text:p text:style-name="P1"/>
      <text:p text:style-name="P1"><text:s/>projects/views.py</text:p>
      <text:p text:style-name="P1"/>
      <text:p text:style-name="P1">from django.views.decorators.csrf import csrf_exempt</text:p>
      <text:p text:style-name="P1">@csrf_exempt</text:p>
      <text:p text:style-name="P1">def EditProgramDisplayList(request):</text:p>
      <text:p text:style-name="P1"/>
      <text:p text:style-name="P1"><text:s text:c="4"/>if request.user.has_perm('projects.add_project'):</text:p>
      <text:p text:style-name="P1"><text:s text:c="8"/>return project_initiation(request)</text:p>
      <text:p text:style-name="P1"><text:s text:c="4"/>else:</text:p>
      <text:p text:style-name="P1"><text:s text:c="8"/>return project_plan(request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2:08:09.786140219</meta:creation-date>
    <dc:date>2018-01-03T13:46:01.456430118</dc:date>
    <meta:editing-duration>PT1H27M41S</meta:editing-duration>
    <meta:editing-cycles>1</meta:editing-cycles>
    <meta:document-statistic meta:table-count="0" meta:image-count="0" meta:object-count="0" meta:page-count="1" meta:paragraph-count="9" meta:word-count="20" meta:character-count="287" meta:non-whitespace-character-count="248"/>
    <meta:generator>LibreOffice/5.1.6.2$Linux_X86_64 LibreOffice_project/10m0$Build-2</meta:generator>
  </office:meta>
</office:document-meta>
</file>